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a7500" draw:fill-color="#afd095" draw:textarea-horizontal-align="justify" draw:textarea-vertical-align="middle" draw:auto-grow-height="false" fo:min-height="1.518cm" fo:min-width="1.976cm" fo:wrap-option="wrap"/>
      <style:paragraph-properties style:writing-mode="lr-tb"/>
    </style:style>
    <style:style style:name="gr2" style:family="graphic" style:parent-style-name="objectwithoutfill">
      <style:graphic-properties svg:stroke-color="#ea7500" draw:marker-end="Стили_20_стрелок_20_1" draw:marker-end-width="0.3cm" draw:fill="none" draw:fill-color="#afd095" draw:textarea-vertical-align="middle"/>
    </style:style>
    <style:style style:name="gr3" style:family="graphic" style:parent-style-name="objectwithoutfill">
      <style:graphic-properties svg:stroke-color="#ea7500" draw:marker-end="Стили_20_стрелок_20_2" draw:marker-end-width="0.3cm" draw:fill="none" draw:fill-color="#afd095" draw:textarea-vertical-align="middle"/>
    </style:style>
    <style:style style:name="gr4" style:family="graphic" style:parent-style-name="objectwithoutfill">
      <style:graphic-properties svg:stroke-color="#ea7500" draw:marker-end="Стили_20_стрелок_20_3" draw:marker-end-width="0.3cm" draw:fill="none" draw:textarea-vertical-align="middle"/>
    </style:style>
    <style:style style:name="gr5" style:family="graphic" style:parent-style-name="objectwithoutfill">
      <style:graphic-properties svg:stroke-color="#ea7500" draw:marker-end="Стили_20_стрелок_20_4" draw:marker-end-width="0.3cm" draw:fill="none" draw:textarea-vertical-align="middle"/>
    </style:style>
    <style:style style:name="gr6" style:family="graphic" style:parent-style-name="objectwithoutfill">
      <style:graphic-properties svg:stroke-color="#ea7500" draw:marker-end="Стили_20_стрелок_20_5" draw:marker-end-width="0.3cm" draw:fill="none" draw:textarea-vertical-align="middle"/>
    </style:style>
    <style:style style:name="gr7" style:family="graphic" style:parent-style-name="objectwithoutfill">
      <style:graphic-properties svg:stroke-color="#ea7500" draw:marker-end="Стили_20_стрелок_20_6" draw:marker-end-width="0.3cm" draw:fill="none" draw:textarea-vertical-align="middle"/>
    </style:style>
    <style:style style:name="gr8" style:family="graphic" style:parent-style-name="objectwithoutfill">
      <style:graphic-properties svg:stroke-color="#ea7500" draw:marker-end="Стили_20_стрелок_20_7" draw:marker-end-width="0.3cm" draw:fill="none" draw:textarea-vertical-align="middle"/>
    </style:style>
    <style:style style:name="gr9" style:family="graphic" style:parent-style-name="objectwithoutfill">
      <style:graphic-properties svg:stroke-color="#ea7500" draw:marker-end="Стили_20_стрелок_20_8" draw:marker-end-width="0.3cm" draw:fill="none" draw:textarea-vertical-align="middle"/>
    </style:style>
    <style:style style:name="gr10" style:family="graphic" style:parent-style-name="objectwithoutfill">
      <style:graphic-properties svg:stroke-color="#ea7500" draw:marker-end="Стили_20_стрелок_20_9" draw:marker-end-width="0.3cm" draw:fill="none" draw:textarea-vertical-align="middle"/>
    </style:style>
    <style:style style:name="gr11" style:family="graphic" style:parent-style-name="objectwithoutfill">
      <style:graphic-properties svg:stroke-color="#ea7500" draw:marker-end="Стили_20_стрелок_20_1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P3" style:family="paragraph">
      <loext:graphic-properties draw:fill="none" draw:fill-color="#afd095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.5cm" svg:height="2.5cm" svg:x="12.75cm" svg:y="3.75cm">
          <text:p text:style-name="P1">Ирин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5cm" svg:height="2.5cm" svg:x="9cm" svg:y="8cm">
          <text:p text:style-name="P1">Маш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5cm" svg:height="2.5cm" svg:x="16.75cm" svg:y="8cm">
          <text:p text:style-name="P1">Вас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3.5cm" svg:height="2.5cm" svg:x="21.25cm" svg:y="8cm">
          <text:p text:style-name="P1">Елен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262cm" svg:y1="5.884cm" svg:x2="11.988cm" svg:y2="8.366cm" draw:start-shape="id1" draw:start-glue-point="7" draw:end-shape="id2" draw:end-glue-point="11" svg:d="M13262 5884l-1274 2482" svg:viewBox="0 0 1275 2483">
          <text:p/>
        </draw:connector>
        <draw:connector draw:style-name="gr3" draw:text-style-name="P3" draw:layer="layout" draw:type="line" svg:x1="15.738cm" svg:y1="5.884cm" svg:x2="17.262cm" svg:y2="8.366cm" draw:start-shape="id1" draw:start-glue-point="9" draw:end-shape="id3" draw:end-glue-point="5" svg:d="M15738 5884l1524 2482" svg:viewBox="0 0 1525 2483">
          <text:p/>
        </draw:connector>
        <draw:custom-shape draw:style-name="gr1" draw:text-style-name="P2" xml:id="id4" draw:id="id4" draw:layer="layout" svg:width="3.5cm" svg:height="2.5cm" svg:x="14cm" svg:y="13.25cm">
          <text:p text:style-name="P1">Жен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3.5cm" svg:height="2.5cm" svg:x="19cm" svg:y="13.25cm">
          <text:p text:style-name="P1">Ива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.5cm" svg:height="2.5cm" svg:x="24.05cm" svg:y="13.2cm">
          <text:p text:style-name="P1">Анто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3.5cm" svg:height="2.5cm" svg:x="17.5cm" svg:y="19.25cm">
          <text:p text:style-name="P1">Гал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3.5cm" svg:height="2.5cm" svg:x="22.5cm" svg:y="19.25cm">
          <text:p text:style-name="P1">Юр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8.5cm" svg:y1="10.5cm" svg:x2="15.75cm" svg:y2="13.25cm" draw:start-shape="id3" draw:start-glue-point="8" draw:end-shape="id4" draw:end-glue-point="4" svg:d="M18500 10500l-2750 2750" svg:viewBox="0 0 2751 2751">
          <text:p/>
        </draw:connector>
        <draw:connector draw:style-name="gr5" draw:text-style-name="P4" draw:layer="layout" draw:type="line" svg:x1="18.5cm" svg:y1="10.5cm" svg:x2="25.8cm" svg:y2="13.2cm" draw:start-shape="id3" draw:start-glue-point="8" draw:end-shape="id5" draw:end-glue-point="4" svg:d="M18500 10500l7300 2700" svg:viewBox="0 0 7301 2701">
          <text:p/>
        </draw:connector>
        <draw:connector draw:style-name="gr6" draw:text-style-name="P4" draw:layer="layout" draw:type="line" svg:x1="18.5cm" svg:y1="10.5cm" svg:x2="20.75cm" svg:y2="13.25cm" draw:start-shape="id3" draw:start-glue-point="8" draw:end-shape="id6" draw:end-glue-point="4" svg:d="M18500 10500l2250 2750" svg:viewBox="0 0 2251 2751">
          <text:p/>
        </draw:connector>
        <draw:connector draw:style-name="gr7" draw:text-style-name="P4" draw:layer="layout" draw:type="line" svg:x1="23cm" svg:y1="10.5cm" svg:x2="15.75cm" svg:y2="13.25cm" draw:start-shape="id7" draw:start-glue-point="8" draw:end-shape="id4" draw:end-glue-point="4" svg:d="M23000 10500l-7250 2750" svg:viewBox="0 0 7251 2751">
          <text:p/>
        </draw:connector>
        <draw:connector draw:style-name="gr8" draw:text-style-name="P4" draw:layer="layout" draw:type="line" svg:x1="23cm" svg:y1="10.5cm" svg:x2="20.75cm" svg:y2="13.25cm" draw:start-shape="id7" draw:start-glue-point="8" draw:end-shape="id6" draw:end-glue-point="4" svg:d="M23000 10500l-2250 2750" svg:viewBox="0 0 2251 2751">
          <text:p/>
        </draw:connector>
        <draw:connector draw:style-name="gr9" draw:text-style-name="P4" draw:layer="layout" draw:type="line" svg:x1="23cm" svg:y1="10.5cm" svg:x2="25.8cm" svg:y2="13.2cm" draw:start-shape="id7" draw:start-glue-point="8" draw:end-shape="id5" draw:end-glue-point="4" svg:d="M23000 10500l2800 2700" svg:viewBox="0 0 2801 2701">
          <text:p/>
        </draw:connector>
        <draw:connector draw:style-name="gr10" draw:text-style-name="P4" draw:layer="layout" draw:type="line" svg:x1="20.75cm" svg:y1="15.75cm" svg:x2="19.25cm" svg:y2="19.25cm" draw:start-shape="id6" draw:start-glue-point="8" draw:end-shape="id8" draw:end-glue-point="4" svg:d="M20750 15750l-1500 3500" svg:viewBox="0 0 1501 3501">
          <text:p/>
        </draw:connector>
        <draw:connector draw:style-name="gr11" draw:text-style-name="P4" draw:layer="layout" draw:type="line" svg:x1="20.75cm" svg:y1="15.75cm" svg:x2="24.25cm" svg:y2="19.25cm" draw:start-shape="id6" draw:start-glue-point="8" draw:end-shape="id9" draw:end-glue-point="4" svg:d="M20750 15750l3500 3500" svg:viewBox="0 0 3501 3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3T21:16:56.925000000</meta:creation-date>
    <dc:date>2023-03-03T21:26:41.668000000</dc:date>
    <meta:editing-duration>PT9M45S</meta:editing-duration>
    <meta:editing-cycles>1</meta:editing-cycles>
    <meta:document-statistic meta:object-count="19"/>
    <meta:generator>LibreOffice/7.5.0.3$Windows_X86_64 LibreOffice_project/c21113d003cd3efa8c53188764377a8272d9d6de</meta:generator>
  </office:meta>
</office:document-meta>
</file>